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3.0118in"/>
    </style:style>
    <style:style style:name="Table1.C" style:family="table-column">
      <style:table-column-properties style:column-width="2.293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5451in" fo:keep-together="auto"/>
    </style:style>
    <style:style style:name="Table1.6" style:family="table-row">
      <style:table-row-properties style:min-row-height="0.7326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1665in" fo:margin-bottom="0.1665in" loext:contextual-spacing="false" fo:line-height="100%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fo:font-size="16pt" fo:font-weight="bold" style:font-size-asian="16pt" style:font-weight-asian="bold" style:font-size-complex="16pt"/>
    </style:style>
    <style:style style:name="P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5pt" style:font-size-asian="15pt" style:font-size-complex="15pt"/>
    </style:style>
    <style:style style:name="P36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style:font-name="Roboto Mono" fo:font-size="15pt" style:font-name-asian="Roboto Mono1" style:font-size-asian="15pt" style:font-name-complex="Roboto Mono1" style:font-size-complex="15pt"/>
    </style:style>
    <style:style style:name="P37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style:font-name="Roboto Mono" fo:font-size="16pt" style:font-name-asian="Roboto Mono1" style:font-size-asian="16pt" style:font-name-complex="Roboto Mono1" style:font-size-complex="16pt"/>
    </style:style>
    <style:style style:name="P3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6pt" style:font-size-asian="16pt" style:font-size-complex="16pt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5pt" style:font-size-asian="15pt" style:font-size-complex="15pt"/>
    </style:style>
    <style:style style:name="P4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6pt" style:font-size-asian="16pt" style:font-size-complex="16pt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3pt" style:font-size-asian="13pt" style:font-size-complex="13pt"/>
    </style:style>
    <style:style style:name="P44" style:family="paragraph" style:parent-style-name="Standard" style:master-page-name="Standard">
      <style:paragraph-properties fo:text-align="center" style:justify-single-word="false" style:page-number="1"/>
    </style:style>
    <style:style style:name="P45" style:family="paragraph" style:parent-style-name="Heading_20_2">
      <style:paragraph-properties fo:margin-left="0.5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46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7" style:family="paragraph" style:parent-style-name="Heading_20_3">
      <style:paragraph-properties fo:margin-left="0.5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48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ff" fo:font-size="17pt" fo:font-style="italic" style:text-underline-style="solid" style:text-underline-width="auto" style:text-underline-color="font-color" style:font-size-asian="17pt" style:font-style-asian="italic" style:font-size-complex="17pt"/>
    </style:style>
    <style:style style:name="T2" style:family="text">
      <style:text-properties fo:color="#0000ff" fo:font-size="17pt" fo:font-style="italic" style:text-underline-style="solid" style:text-underline-width="auto" style:text-underline-color="font-color" fo:font-weight="bold" style:font-size-asian="17pt" style:font-style-asian="italic" style:font-weight-asian="bold" style:font-size-complex="17pt"/>
    </style:style>
    <style:style style:name="T3" style:family="text">
      <style:text-properties fo:color="#0000ff"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4" style:family="text">
      <style:text-properties fo:color="#0000ff" fo:font-size="16pt" fo:font-style="italic" style:text-underline-style="solid" style:text-underline-width="auto" style:text-underline-color="font-color" style:font-size-asian="16pt" style:font-style-asian="italic" style:font-size-complex="16pt"/>
    </style:style>
    <style:style style:name="T5" style:family="text">
      <style:text-properties fo:color="#0000f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6" style:family="text">
      <style:text-properties fo:color="#0000ff"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color="#0000ff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8" style:family="text">
      <style:text-properties fo:color="#0000ff" fo:font-size="16pt" fo:font-weight="bold" style:font-size-asian="16pt" style:font-weight-asian="bold" style:font-size-complex="16pt"/>
    </style:style>
    <style:style style:name="T9" style:family="text">
      <style:text-properties fo:color="#0000ff" fo:font-size="16pt" style:font-size-asian="16pt" style:font-size-complex="16pt"/>
    </style:style>
    <style:style style:name="T10" style:family="text">
      <style:text-properties fo:color="#0000ff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11" style:family="text">
      <style:text-properties fo:color="#0000ff"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color="#0000ff" fo:font-size="15pt" fo:font-style="italic" fo:font-weight="bold" style:font-size-asian="15pt" style:font-style-asian="italic" style:font-weight-asian="bold" style:font-size-complex="15pt"/>
    </style:style>
    <style:style style:name="T13" style:family="text">
      <style:text-properties fo:color="#0000ff" fo:font-size="15pt" style:font-size-asian="15pt" style:font-size-complex="15pt"/>
    </style:style>
    <style:style style:name="T14" style:family="text">
      <style:text-properties fo:color="#0000ff" fo:font-size="15pt" fo:font-weight="bold" style:font-size-asian="15pt" style:font-weight-asian="bold" style:font-size-complex="15pt"/>
    </style:style>
    <style:style style:name="T1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color="#0000ff" fo:font-size="14pt" style:font-size-asian="14pt" style:font-size-complex="14pt"/>
    </style:style>
    <style:style style:name="T17" style:family="text">
      <style:text-properties fo:color="#0000ff" fo:font-size="19pt" fo:font-style="italic" style:text-underline-style="solid" style:text-underline-width="auto" style:text-underline-color="font-color" fo:font-weight="bold" style:font-size-asian="19pt" style:font-style-asian="italic" style:font-weight-asian="bold" style:font-size-complex="19pt"/>
    </style:style>
    <style:style style:name="T18" style:family="text">
      <style:text-properties fo:color="#0000ff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color="#0000ff" style:font-name="Roboto Mono" fo:font-size="17pt" fo:font-style="italic" style:text-underline-style="solid" style:text-underline-width="auto" style:text-underline-color="font-color" fo:font-weight="bold" style:font-name-asian="Roboto Mono1" style:font-size-asian="17pt" style:font-style-asian="italic" style:font-weight-asian="bold" style:font-name-complex="Roboto Mono1" style:font-size-complex="17pt"/>
    </style:style>
    <style:style style:name="T20" style:family="text">
      <style:text-properties fo:color="#0000ff" style:font-name="Roboto Mono" fo:font-size="17pt" style:text-underline-style="solid" style:text-underline-width="auto" style:text-underline-color="font-color" fo:font-weight="bold" style:font-name-asian="Roboto Mono1" style:font-size-asian="17pt" style:font-weight-asian="bold" style:font-name-complex="Roboto Mono1" style:font-size-complex="17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color="#434343" fo:font-size="14pt" fo:font-weight="bold" style:font-size-asian="14pt" style:font-weight-asian="bold" style:font-size-complex="14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/>
    </style:style>
    <style:style style:name="T2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8" style:family="text">
      <style:text-properties fo:color="#188038" style:font-name="Roboto Mono" fo:font-size="15pt" style:font-name-asian="Roboto Mono1" style:font-size-asian="15pt" style:font-name-complex="Roboto Mono1" style:font-size-complex="15pt"/>
    </style:style>
    <style:style style:name="T29" style:family="text">
      <style:text-properties fo:color="#188038" style:font-name="Roboto Mono" fo:font-size="16pt" style:font-name-asian="Roboto Mono1" style:font-size-asian="16pt" style:font-name-complex="Roboto Mono1" style:font-size-complex="16pt"/>
    </style:style>
    <style:style style:name="T30" style:family="text">
      <style:text-properties style:font-name="Roboto Mono" fo:font-size="15pt" style:font-name-asian="Roboto Mono1" style:font-size-asian="15pt" style:font-name-complex="Roboto Mono1" style:font-size-complex="15pt"/>
    </style:style>
    <style:style style:name="T31" style:family="text">
      <style:text-properties style:font-name="Roboto Mono" fo:font-size="15pt" fo:font-weight="bold" style:font-name-asian="Roboto Mono1" style:font-size-asian="15pt" style:font-weight-asian="bold" style:font-name-complex="Roboto Mono1" style:font-size-complex="15pt"/>
    </style:style>
    <style:style style:name="T32" style:family="text">
      <style:text-properties style:font-name="Roboto Mono" fo:font-size="16pt" style:font-name-asian="Roboto Mono1" style:font-size-asian="16pt" style:font-name-complex="Roboto Mono1" style:font-size-complex="16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weight="bold" style:font-size-asian="16pt" style:font-weight-asian="bold" style:font-size-complex="16pt"/>
    </style:style>
    <style:style style:name="T35" style:family="text">
      <style:text-properties fo:font-size="18pt" style:font-size-asian="18pt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">Cluster Scoped Resources</text:span></text:p>
      <text:p text:style-name="P1"/>
      <text:p text:style-name="P2"><text:span text:style-name="T4">Definition</text:span><text:span text:style-name="T21">: </text:span><text:span text:style-name="T23">Cluster-scoped resources</text:span><text:span text:style-name="T21"> are Kubernetes objects that exist at the </text:span><text:span text:style-name="T22">cluster level</text:span><text:span text:style-name="T21"> and are </text:span><text:span text:style-name="T22">not bound to any namespace</text:span><text:span text:style-name="T21">. They apply globally across the cluster and are used for managing cluster-wide components such as nodes, storage, security, and namespaces.</text:span><text:span text:style-name="T22">Cluster-scope resources</text:span><text:span text:style-name="T21"> apply to the </text:span><text:span text:style-name="T22">entire cluster</text:span><text:span text:style-name="T21">.They are needed for things like managing nodes, storage, security, and organization.</text:span></text:p>
      <text:p text:style-name="P2"/>
      <text:p text:style-name="P3"><text:span text:style-name="T10">Examples of cluster-scoped resources:</text:span></text:p>
      <text:list xml:id="list929578826" text:style-name="WWNum7">
        <text:list-item>
          <text:p text:style-name="P7"><text:span text:style-name="T11">Nodes</text:span><text:span text:style-name="T24">-Represent worker machines in the cluster (not tied to any namespace).</text:span></text:p>
        </text:list-item>
        <text:list-item>
          <text:p text:style-name="P16"><text:span text:style-name="T15">PersistentVolumes (PVs)- </text:span><text:span text:style-name="T21"><text:s/></text:span><text:span text:style-name="T24">Cluster-wide storage volumes that can be claimed by PVCs in any namespace.</text:span><text:span text:style-name="T21"><text:line-break/></text:span></text:p>
        </text:list-item>
        <text:list-item>
          <text:p text:style-name="P16"><text:span text:style-name="T15">Namespaces themselves</text:span><text:span text:style-name="T21">- Logical partitions within the cluster; they themselves are cluster-wide objects.</text:span><text:span text:style-name="T15"><text:line-break/></text:span></text:p>
        </text:list-item>
        <text:list-item>
          <text:p text:style-name="P16"><text:span text:style-name="T15">CustomResourceDefinitions (CRDs)</text:span><text:span text:style-name="T21">- Extend Kubernetes with custom resource types, available across the cluster.</text:span><text:span text:style-name="T15"><text:line-break/></text:span></text:p>
        </text:list-item>
        <text:list-item>
          <text:p text:style-name="P16"><text:span text:style-name="T15">ClusterRoles and ClusterRoleBindings-</text:span><text:span text:style-name="T21"> Define RBAC permissions that apply cluster-wide, not just to one namespace.</text:span></text:p>
        </text:list-item>
        <text:list-item>
          <text:p text:style-name="P25"><text:span text:style-name="T15">StorageClasses</text:span><text:span text:style-name="T21">-Define different types of storage (e.g., fast SSD, standard HDD) that can be used by any namespace.</text:span></text:p>
        </text:list-item>
      </text:list>
      <text:p text:style-name="P34"/>
      <text:p text:style-name="P46"><text:bookmark text:name="_vupd7a9t3126"/><text:span text:style-name="T12">Why do we need Cluster-scope resources?</text:span></text:p>
      <text:p text:style-name="P3"><text:span text:style-name="T25">We need them because some resources affect or are shared by the </text:span><text:span text:style-name="T26">whole cluster</text:span><text:span text:style-name="T25">, not just one namespace.</text:span></text:p>
      <text:p text:style-name="P3"><text:span text:style-name="T25">🔹</text:span><text:span text:style-name="T13"> </text:span><text:span text:style-name="T14">Reasons:</text:span></text:p>
      <text:list xml:id="list4159148537" text:style-name="WWNum6">
        <text:list-item>
          <text:p text:style-name="P8"><text:span text:style-name="T10">Cluster-wide visibility</text:span><text:span text:style-name="T13"> </text:span><text:span text:style-name="T25">→ Example: Nodes represent physical/virtual machines of the whole cluster. They can’t be limited to a single namespace.<text:line-break/></text:span></text:p>
        </text:list-item>
        <text:list-item>
          <text:p text:style-name="P17"><text:span text:style-name="T10">Shared storage/networking</text:span><text:span text:style-name="T27"> </text:span><text:span text:style-name="T25">→ PersistentVolumes or StorageClasses must be cluster-wide so that any namespace can claim them.<text:line-break/></text:span></text:p>
        </text:list-item>
        <text:list-item>
          <text:p text:style-name="P17"><text:span text:style-name="T10">Security &amp; RBAC</text:span><text:span text:style-name="T27"> </text:span><text:span text:style-name="T25">→ ClusterRole and ClusterRoleBinding define permissions across all namespaces.<text:line-break/></text:span></text:p>
        </text:list-item>
        <text:list-item>
          <text:p text:style-name="P26"><text:span text:style-name="T10">Infrastructure management</text:span><text:span text:style-name="T11"> </text:span><text:span text:style-name="T25">→ Namespaces themselves are cluster-level objects used to organize namespace-scoped resources.</text:span></text:p>
        </text:list-item>
      </text:list>
      <text:p text:style-name="P47"><text:bookmark text:name="_wnw1htj6ngq3"/><text:span text:style-name="T17">Characteristics</text:span></text:p>
      <text:list xml:id="list3727559838" text:style-name="WWNum9">
        <text:list-item>
          <text:p text:style-name="P9"><text:soft-page-break/><text:span text:style-name="T25">Belong to the </text:span><text:span text:style-name="T26">whole cluster</text:span><text:span text:style-name="T25">.<text:line-break/></text:span></text:p>
        </text:list-item>
        <text:list-item>
          <text:p text:style-name="P18"><text:span text:style-name="T25">Only </text:span><text:span text:style-name="T26">one copy</text:span><text:span text:style-name="T25"> of each cluster-scoped resource exists in the cluster (e.g., one </text:span><text:span text:style-name="T28">node</text:span><text:span text:style-name="T25"> object for each worker node).<text:line-break/></text:span></text:p>
        </text:list-item>
        <text:list-item>
          <text:p text:style-name="P18"><text:span text:style-name="T25">Access is managed using </text:span><text:span text:style-name="T26">ClusterRoles</text:span><text:span text:style-name="T25"> and </text:span><text:span text:style-name="T26">ClusterRoleBindings</text:span><text:span text:style-name="T25">.<text:line-break/></text:span></text:p>
        </text:list-item>
        <text:list-item>
          <text:p text:style-name="P18"><text:span text:style-name="T25">Used for </text:span><text:span text:style-name="T26">infrastructure, security, storage, and cluster-wide policies</text:span><text:span text:style-name="T25">.<text:line-break/></text:span></text:p>
        </text:list-item>
        <text:list-item>
          <text:p text:style-name="P27"><text:span text:style-name="T25">Defined with </text:span><text:span text:style-name="T28">metadata.namespace</text:span><text:span text:style-name="T25"> </text:span><text:span text:style-name="T26">not present</text:span><text:span text:style-name="T25"> in the manifest.</text:span></text:p>
        </text:list-item>
      </text:list>
      <text:p text:style-name="P35"/>
      <text:p text:style-name="P45"><text:bookmark text:name="_53j8hfic5oxn"/><text:span text:style-name="T18"><text:s/>Cluster-scoped Resources Architecture</text:span></text:p>
      <text:p text:style-name="P3"><text:span text:style-name="T25">Think of these as the </text:span><text:span text:style-name="T26">foundation &amp; global managers</text:span><text:span text:style-name="T25"> of the cluster.</text:span></text:p>
      <text:p text:style-name="P34"><text:span text:style-name="T28">+-----------------------------------------------------------+</text:span></text:p>
      <text:p text:style-name="P34"><text:span text:style-name="T28">| <text:s text:c="19"/>Kubernetes Cluster <text:s text:c="20"/>|</text:span></text:p>
      <text:p text:style-name="P34"><text:span text:style-name="T28">| <text:s text:c="58"/>|</text:span></text:p>
      <text:p text:style-name="P34"><text:span text:style-name="T28">| <text:s text:c="2"/>+--------------------+ <text:s text:c="2"/>+---------------------------+ <text:s/>|</text:span></text:p>
      <text:p text:style-name="P34"><text:span text:style-name="T28">| <text:s text:c="2"/>| <text:s text:c="2"/>Nodes (Worker) <text:s text:c="2"/>| <text:s text:c="2"/>| <text:s text:c="3"/>Control Plane (API) <text:s text:c="2"/>| <text:s/>|</text:span></text:p>
      <text:p text:style-name="P34"><text:span text:style-name="T28">| <text:s text:c="2"/>+--------------------+ <text:s text:c="2"/>+---------------------------+ <text:s/>|</text:span></text:p>
      <text:p text:style-name="P34"><text:span text:style-name="T28">| <text:s text:c="58"/>|</text:span></text:p>
      <text:p text:style-name="P34"><text:span text:style-name="T28">| <text:s text:c="2"/>Cluster-scoped Resources: <text:s text:c="30"/>|</text:span></text:p>
      <text:p text:style-name="P34"><text:span text:style-name="T28">| <text:s text:c="2"/>- Namespaces (create partitions) <text:s text:c="23"/>|</text:span></text:p>
      <text:p text:style-name="P34"><text:span text:style-name="T28">| <text:s text:c="2"/>- PersistentVolumes (global storage) <text:s text:c="19"/>|</text:span></text:p>
      <text:p text:style-name="P34"><text:span text:style-name="T28">| <text:s text:c="2"/>- StorageClasses (storage provisioning rules) <text:s text:c="10"/>|</text:span></text:p>
      <text:p text:style-name="P34"><text:span text:style-name="T28">| <text:s text:c="2"/>- ClusterRoles / ClusterRoleBindings (security) <text:s text:c="8"/>|</text:span></text:p>
      <text:p text:style-name="P34"><text:span text:style-name="T28">| <text:s text:c="2"/>- CustomResourceDefinitions (extend K8s API) <text:s text:c="11"/>|</text:span></text:p>
      <text:p text:style-name="P34"><text:soft-page-break/><text:span text:style-name="T28">+-----------------------------------------------------------+</text:span></text:p>
      <text:p text:style-name="P45"><text:bookmark text:name="_rb9e13z0g29i"/><text:span text:style-name="T19">Explanation Architecture of Cluster-scoped Resources</text:span></text:p>
      <text:list xml:id="list1565994240" text:style-name="WWNum5">
        <text:list-item>
          <text:p text:style-name="P10"><text:span text:style-name="T30">Cluster-scoped resources form the </text:span><text:span text:style-name="T31">global foundation layer</text:span><text:span text:style-name="T30"> of Kubernetes.<text:line-break/></text:span></text:p>
        </text:list-item>
        <text:list-item>
          <text:p text:style-name="P19"><text:span text:style-name="T30">They are managed at the </text:span><text:span text:style-name="T31">cluster level</text:span><text:span text:style-name="T30"> by the </text:span><text:span text:style-name="T31">Control Plane</text:span><text:span text:style-name="T30"> (API Server, etcd, Controller Manager, Scheduler).<text:line-break/></text:span></text:p>
        </text:list-item>
        <text:list-item>
          <text:p text:style-name="P19"><text:span text:style-name="T30">They do not belong to any namespace, instead they span across the entire cluster.<text:line-break/></text:span></text:p>
        </text:list-item>
        <text:list-item>
          <text:p text:style-name="P19"><text:span text:style-name="T30">Examples like </text:span><text:span text:style-name="T31">Nodes, PersistentVolumes, StorageClasses, ClusterRoles, CRDs</text:span><text:span text:style-name="T30"> provide:<text:line-break/></text:span></text:p>
          <text:list>
            <text:list-item>
              <text:p text:style-name="P39"><text:span text:style-name="T31">Infrastructure (Nodes, Storage)<text:line-break/></text:span></text:p>
            </text:list-item>
            <text:list-item>
              <text:p text:style-name="P39"><text:span text:style-name="T31">Security (ClusterRoles, ClusterRoleBindings)<text:line-break/></text:span></text:p>
            </text:list-item>
            <text:list-item>
              <text:p text:style-name="P39"><text:span text:style-name="T31">Cluster Organization (Namespaces)<text:line-break/></text:span></text:p>
            </text:list-item>
            <text:list-item>
              <text:p text:style-name="P39"><text:span text:style-name="T31">Extensibility (CRDs)<text:line-break/></text:span></text:p>
            </text:list-item>
          </text:list>
        </text:list-item>
        <text:list-item>
          <text:p text:style-name="P28"><text:span text:style-name="T30">All </text:span><text:span text:style-name="T31">namespaces and workloads</text:span><text:span text:style-name="T30"> depend on these global resources to function.</text:span></text:p>
        </text:list-item>
      </text:list>
      <text:p text:style-name="P36"/>
      <text:p text:style-name="P35"/>
      <text:p text:style-name="P35"/>
      <text:p text:style-name="P46"><text:bookmark text:name="_sngifo7dg3hv"/><text:span text:style-name="T10">Key points about them:</text:span></text:p>
      <text:list xml:id="list443525838" text:style-name="WWNum2">
        <text:list-item>
          <text:p text:style-name="P11"><text:span text:style-name="T25">They </text:span><text:span text:style-name="T26">do not live inside namespaces</text:span><text:span text:style-name="T25">.<text:line-break/></text:span></text:p>
        </text:list-item>
        <text:list-item>
          <text:p text:style-name="P20"><text:span text:style-name="T25">They manage </text:span><text:span text:style-name="T26">infrastructure, security, or storage</text:span><text:span text:style-name="T25"> that affects the whole cluster.<text:line-break/></text:span></text:p>
        </text:list-item>
        <text:list-item>
          <text:p text:style-name="P29"><text:span text:style-name="T25">Useful for </text:span><text:span text:style-name="T26">cluster-wide settings</text:span><text:span text:style-name="T25"> like nodes, storage classes, or RBAC roles.</text:span></text:p>
        </text:list-item>
      </text:list>
      <text:p text:style-name="P35"/>
      <text:p text:style-name="P45"><text:bookmark text:name="_go8ps95ah4bt"/><text:span text:style-name="T3">Cluster-scoped Resources Commands</text:span></text:p>
      <text:p text:style-name="P3"><text:span text:style-name="T25">Since these are </text:span><text:span text:style-name="T26">not bound to a namespace</text:span><text:span text:style-name="T25">, you don’t use the </text:span><text:span text:style-name="T28">-n &lt;namespace&gt;</text:span><text:span text:style-name="T25"> flag.</text:span></text:p>
      <text:p text:style-name="P34"><text:soft-page-break/><text:span text:style-name="T30"># List all nodes in the cluster</text:span></text:p>
      <text:p text:style-name="P34"><text:span text:style-name="T30">kubectl get nodes</text:span></text:p>
      <text:p text:style-name="P36"/>
      <text:p text:style-name="P34"><text:span text:style-name="T30"># List all namespaces</text:span></text:p>
      <text:p text:style-name="P34"><text:span text:style-name="T30">kubectl get namespaces</text:span></text:p>
      <text:p text:style-name="P36"/>
      <text:p text:style-name="P34"><text:span text:style-name="T30"># List all PersistentVolumes</text:span></text:p>
      <text:p text:style-name="P34"><text:span text:style-name="T30">kubectl get pv</text:span></text:p>
      <text:p text:style-name="P36"/>
      <text:p text:style-name="P34"><text:span text:style-name="T30"># List all StorageClasses</text:span></text:p>
      <text:p text:style-name="P34"><text:span text:style-name="T30">kubectl get sc</text:span></text:p>
      <text:p text:style-name="P36"/>
      <text:p text:style-name="P34"><text:span text:style-name="T30"># List all ClusterRoles</text:span></text:p>
      <text:p text:style-name="P34"><text:span text:style-name="T30">kubectl get clusterrole</text:span></text:p>
      <text:p text:style-name="P36"/>
      <text:p text:style-name="P34"><text:span text:style-name="T30"># List all ClusterRoleBindings</text:span></text:p>
      <text:p text:style-name="P34"><text:span text:style-name="T30">kubectl get clusterrolebinding</text:span></text:p>
      <text:p text:style-name="P36"/>
      <text:p text:style-name="P34"><text:span text:style-name="T30"># List all CRDs</text:span></text:p>
      <text:p text:style-name="P34"><text:span text:style-name="T30">kubectl get crd</text:span></text:p>
      <text:p text:style-name="P36"/>
      <text:p text:style-name="P34"><text:soft-page-break/><text:span text:style-name="T30"># Describe a specific node</text:span></text:p>
      <text:p text:style-name="P34"><text:span text:style-name="T30">kubectl describe node &lt;node-name&gt;</text:span></text:p>
      <text:p text:style-name="P35"/>
      <text:p text:style-name="P40"/>
      <text:p text:style-name="P41"><text:span text:style-name="T25"><text:s text:c="37"/></text:span><text:span text:style-name="T6">Namespace-Scoped Resources</text:span></text:p>
      <text:p text:style-name="P3"><text:span text:style-name="T6">Definition</text:span><text:span text:style-name="T33">:These are Kubernetes objects that </text:span><text:span text:style-name="T34">exist inside a namespace</text:span><text:span text:style-name="T33">. They are isolated to that namespace and cannot directly interact with resources in other namespaces (unless explicitly allowed)</text:span><text:span text:style-name="T35">.</text:span><text:span text:style-name="T26">Kubernetes objects that are created, managed, and used only inside a specific namespace</text:span><text:span text:style-name="T25">.</text:span></text:p>
      <text:p text:style-name="P3"><text:span text:style-name="T25">They exist </text:span><text:span text:style-name="T26">for application isolation, security, and better resource organization</text:span></text:p>
      <text:p text:style-name="P3"><draw:rect text:anchor-type="as-char" style:rel-width="100%" draw:z-index="0" draw:style-name="gr1" draw:text-style-name="P48" svg:width="0.0012in" svg:height="0.0213in"><text:p/></draw:rect></text:p>
      <text:p text:style-name="P46"><text:bookmark text:name="_vn6359o2ba0r"/><text:span text:style-name="T8">Why do we need namespace-scoped resources?</text:span></text:p>
      <text:list xml:id="list3580043646" text:style-name="WWNum1">
        <text:list-item>
          <text:p text:style-name="P12"><text:span text:style-name="T7">Isolation</text:span><text:span text:style-name="T33"> → Different teams/apps can run in the same cluster but in different namespaces without interfering.<text:line-break/></text:span></text:p>
        </text:list-item>
        <text:list-item>
          <text:p text:style-name="P21"><text:span text:style-name="T7">Resource management</text:span><text:span text:style-name="T33"> → Helps in allocating resources (CPU, memory, storage) per project/team.<text:line-break/></text:span></text:p>
        </text:list-item>
        <text:list-item>
          <text:p text:style-name="P21"><text:span text:style-name="T7">Security</text:span><text:span text:style-name="T33"> → Limits access to resources within a namespace using RBAC.<text:line-break/></text:span></text:p>
        </text:list-item>
        <text:list-item>
          <text:p text:style-name="P30"><text:span text:style-name="T7">Organization</text:span><text:span text:style-name="T6"> </text:span><text:span text:style-name="T33">→ Keeps workloads structured; dev, test, and prod apps can run in separate namespaces.<text:line-break/></text:span></text:p>
        </text:list-item>
      </text:list>
      <text:p text:style-name="P3"><draw:rect text:anchor-type="as-char" style:rel-width="100%" draw:z-index="1" draw:style-name="gr1" draw:text-style-name="P48" svg:width="0.0012in" svg:height="0.0213in"><text:p/></draw:rect></text:p>
      <text:p text:style-name="P46"><text:bookmark text:name="_iflanj2nwqxe"/><text:span text:style-name="T7">Examples of namespace-scoped resources:</text:span></text:p>
      <text:list xml:id="list2482223108" text:style-name="WWNum4">
        <text:list-item>
          <text:p text:style-name="P13"><text:span text:style-name="T7">Pods</text:span><text:span text:style-name="T33"> → Smallest deployable units (run inside a namespace).<text:line-break/></text:span></text:p>
        </text:list-item>
        <text:list-item>
          <text:p text:style-name="P22"><text:span text:style-name="T7">Services</text:span><text:span text:style-name="T6"> </text:span><text:span text:style-name="T33">→ Expose pods inside a namespace.<text:line-break/></text:span></text:p>
        </text:list-item>
        <text:list-item>
          <text:p text:style-name="P22"><text:span text:style-name="T7">ConfigMaps</text:span><text:span text:style-name="T33"> → Store configuration for workloads within a namespace.<text:line-break/></text:span></text:p>
        </text:list-item>
        <text:list-item>
          <text:p text:style-name="P22"><text:span text:style-name="T7">Secrets</text:span><text:span text:style-name="T6"> </text:span><text:span text:style-name="T33">→ Store sensitive data for pods in a namespace.<text:line-break/></text:span></text:p>
        </text:list-item>
        <text:list-item>
          <text:p text:style-name="P22"><text:span text:style-name="T7">Deployments, ReplicaSets, StatefulSets, DaemonSets, Jobs</text:span><text:span text:style-name="T6"> </text:span><text:span text:style-name="T33">→ All belong to a namespace.<text:line-break/></text:span></text:p>
        </text:list-item>
        <text:list-item>
          <text:p text:style-name="P22"><text:span text:style-name="T7">Ingress</text:span><text:span text:style-name="T33"> → Defines external access, but scoped to a namespace.<text:line-break/></text:span></text:p>
        </text:list-item>
        <text:list-item>
          <text:p text:style-name="P31"><text:soft-page-break/><text:span text:style-name="T7">PersistentVolumeClaims (PVCs)</text:span><text:span text:style-name="T33"> → Request storage from cluster-wide PVs, but tied to a namespace.</text:span></text:p>
        </text:list-item>
      </text:list>
      <text:p text:style-name="P47"><text:bookmark text:name="_ilz9ujy72r43"/><text:span text:style-name="T17">Characteristics</text:span></text:p>
      <text:list xml:id="list1122205015" text:style-name="WWNum3">
        <text:list-item>
          <text:p text:style-name="P14"><text:span text:style-name="T33">Each namespace can have </text:span><text:span text:style-name="T34">its own copy</text:span><text:span text:style-name="T33"> of these resources.<text:line-break/></text:span></text:p>
        </text:list-item>
        <text:list-item>
          <text:p text:style-name="P23"><text:span text:style-name="T33">Provides </text:span><text:span text:style-name="T34">isolation</text:span><text:span text:style-name="T33"> between teams, environments (dev, test, prod), or projects.<text:line-break/></text:span></text:p>
        </text:list-item>
        <text:list-item>
          <text:p text:style-name="P23"><text:span text:style-name="T33">Access controlled using </text:span><text:span text:style-name="T34">Roles</text:span><text:span text:style-name="T33"> and </text:span><text:span text:style-name="T34">RoleBindings</text:span><text:span text:style-name="T33">.<text:line-break/></text:span></text:p>
        </text:list-item>
        <text:list-item>
          <text:p text:style-name="P23"><text:span text:style-name="T33">Useful for </text:span><text:span text:style-name="T34">application management, configs, and secrets</text:span><text:span text:style-name="T33">.<text:line-break/></text:span></text:p>
        </text:list-item>
        <text:list-item>
          <text:p text:style-name="P32"><text:span text:style-name="T33">Defined with </text:span><text:span text:style-name="T29">metadata.namespace</text:span><text:span text:style-name="T33"> field in the manifest.</text:span></text:p>
        </text:list-item>
      </text:list>
      <text:p text:style-name="P45"><text:bookmark text:name="_nn7obnavsumc"/><text:span text:style-name="T2"><text:s/>Namespace-scoped Resources Architecture</text:span></text:p>
      <text:p text:style-name="P3"><text:span text:style-name="T33">Now imagine inside one cluster, you have </text:span><text:span text:style-name="T34">namespaces</text:span><text:span text:style-name="T33"> as separate boxes.</text:span></text:p>
      <text:p text:style-name="P34"><text:span text:style-name="T29">+-----------------------------------------------------------+</text:span></text:p>
      <text:p text:style-name="P34"><text:span text:style-name="T29">| <text:s text:c="18"/>Kubernetes Cluster <text:s text:c="21"/>|</text:span></text:p>
      <text:p text:style-name="P34"><text:span text:style-name="T29">| <text:s text:c="58"/>|</text:span></text:p>
      <text:p text:style-name="P34"><text:span text:style-name="T29">| <text:s text:c="2"/>Namespace: dev <text:s text:c="12"/>Namespace: prod <text:s text:c="13"/>|</text:span></text:p>
      <text:p text:style-name="P34"><text:span text:style-name="T29">| <text:s text:c="2"/>+--------------------+ <text:s text:c="4"/>+--------------------+ <text:s text:c="6"/>|</text:span></text:p>
      <text:p text:style-name="P34"><text:span text:style-name="T29">| <text:s text:c="2"/>| Pods <text:s text:c="14"/>| <text:s text:c="4"/>| Pods <text:s text:c="14"/>| <text:s text:c="6"/>|</text:span></text:p>
      <text:p text:style-name="P34"><text:span text:style-name="T29">| <text:s text:c="2"/>| Services <text:s text:c="10"/>| <text:s text:c="4"/>| Services <text:s text:c="10"/>| <text:s text:c="6"/>|</text:span></text:p>
      <text:p text:style-name="P34"><text:span text:style-name="T29">| <text:s text:c="2"/>| ConfigMaps <text:s text:c="8"/>| <text:s text:c="4"/>| Secrets <text:s text:c="11"/>| <text:s text:c="6"/>|</text:span></text:p>
      <text:p text:style-name="P34"><text:span text:style-name="T29">| <text:s text:c="2"/>| Secrets <text:s text:c="11"/>| <text:s text:c="4"/>| Deployments <text:s text:c="7"/>| <text:s text:c="6"/>|</text:span></text:p>
      <text:p text:style-name="P34"><text:span text:style-name="T29">| <text:s text:c="2"/>| Deployments <text:s text:c="7"/>| <text:s text:c="4"/>| PVCs <text:s text:c="14"/>| <text:s text:c="6"/>|</text:span></text:p>
      <text:p text:style-name="P34"><text:span text:style-name="T29">| <text:s text:c="2"/>| PVCs <text:s text:c="14"/>| <text:s text:c="4"/>| Ingress <text:s text:c="11"/>| <text:s text:c="6"/>|</text:span></text:p>
      <text:p text:style-name="P34"><text:span text:style-name="T29">| <text:s text:c="2"/>+--------------------+ <text:s text:c="4"/>+--------------------+ <text:s text:c="6"/>|</text:span></text:p>
      <text:p text:style-name="P34"><text:soft-page-break/><text:span text:style-name="T29">| <text:s text:c="58"/>|</text:span></text:p>
      <text:p text:style-name="P34"><text:span text:style-name="T29">| <text:s text:c="2"/>(Each namespace has its own isolated set of resources) <text:s/>|</text:span></text:p>
      <text:p text:style-name="P34"><text:span text:style-name="T29">+-----------------------------------------------------------+</text:span></text:p>
      <text:p text:style-name="P45"><text:bookmark text:name="_j0tjeloowaad"/><text:span text:style-name="T20">Explanation Architecture of Namespace-scoped Resources</text:span></text:p>
      <text:p text:style-name="Standard"><text:span text:style-name="T25">Namespace-scoped resources sit </text:span><text:span text:style-name="T26">inside a namespace</text:span><text:span text:style-name="T25"> and are used to run and manage </text:span><text:span text:style-name="T26">applications and workloads</text:span><text:span text:style-name="T25">.<text:line-break/></text:span></text:p>
      <text:p text:style-name="Standard"><text:span text:style-name="T25">Each namespace acts like a </text:span><text:span text:style-name="T26">virtual cluster</text:span><text:span text:style-name="T25"> inside the real cluster, providing isolation.<text:line-break/></text:span></text:p>
      <text:p text:style-name="Standard"><text:span text:style-name="T25">Examples like </text:span><text:span text:style-name="T26">Pods, Services, ConfigMaps, Secrets, Deployments, PVCs</text:span><text:span text:style-name="T25"> exist within namespaces.<text:line-break/></text:span></text:p>
      <text:p text:style-name="Standard"><text:span text:style-name="T25">The </text:span><text:span text:style-name="T26">Control Plane</text:span><text:span text:style-name="T25"> enforces namespace boundaries and ensures isolation.<text:line-break/></text:span></text:p>
      <text:p text:style-name="Standard"><text:span text:style-name="T25">They rely on </text:span><text:span text:style-name="T26">cluster-scoped resources</text:span><text:span text:style-name="T25"> for infrastructure (e.g., PVCs bind to cluster-level PVs).<text:line-break/></text:span></text:p>
      <text:p text:style-name="Standard"><text:span text:style-name="T25">Deleting a namespace deletes all its namespace-scoped resources.</text:span></text:p>
      <text:p text:style-name="Standard"/>
      <text:p text:style-name="P37"/>
      <text:p text:style-name="P37"/>
      <text:p text:style-name="P38"/>
      <text:p text:style-name="P38"/>
      <text:p text:style-name="P38"/>
      <text:p text:style-name="P38"/>
      <text:p text:style-name="P3"><text:span text:style-name="T18">key points about Namespace-scoped resources</text:span><text:span text:style-name="T33"> </text:span></text:p>
      <text:list xml:id="list2235289996" text:style-name="WWNum8">
        <text:list-item>
          <text:p text:style-name="P15"><text:span text:style-name="T33">They </text:span><text:span text:style-name="T34">exist inside a namespace</text:span><text:span text:style-name="T33"> in Kubernetes.<text:line-break/></text:span></text:p>
        </text:list-item>
        <text:list-item>
          <text:p text:style-name="P24"><text:span text:style-name="T33">They are </text:span><text:span text:style-name="T34">isolated</text:span><text:span text:style-name="T33"> to that namespace (cannot be directly used by other namespaces).<text:line-break/></text:span></text:p>
        </text:list-item>
        <text:list-item>
          <text:p text:style-name="P24"><text:span text:style-name="T33">Mainly used for </text:span><text:span text:style-name="T34">application-level resources</text:span><text:span text:style-name="T33"> (workloads, configs, services).<text:line-break/></text:span></text:p>
        </text:list-item>
        <text:list-item>
          <text:p text:style-name="P24"><text:soft-page-break/><text:span text:style-name="T33">Multiple namespaces can have their </text:span><text:span text:style-name="T34">own copy</text:span><text:span text:style-name="T33"> of the same resource (e.g., </text:span><text:span text:style-name="T29">Pod</text:span><text:span text:style-name="T33"> named </text:span><text:span text:style-name="T29">web</text:span><text:span text:style-name="T33"> in </text:span><text:span text:style-name="T29">dev</text:span><text:span text:style-name="T33"> and another </text:span><text:span text:style-name="T29">Pod</text:span><text:span text:style-name="T33"> named </text:span><text:span text:style-name="T29">web</text:span><text:span text:style-name="T33"> in </text:span><text:span text:style-name="T29">prod</text:span><text:span text:style-name="T33">).<text:line-break/></text:span></text:p>
        </text:list-item>
        <text:list-item>
          <text:p text:style-name="P24"><text:span text:style-name="T34">Access control</text:span><text:span text:style-name="T33"> is managed by </text:span><text:span text:style-name="T34">Roles</text:span><text:span text:style-name="T33"> and </text:span><text:span text:style-name="T34">RoleBindings</text:span><text:span text:style-name="T33"> (namespace-level RBAC).<text:line-break/></text:span></text:p>
        </text:list-item>
        <text:list-item>
          <text:p text:style-name="P24"><text:span text:style-name="T33">Useful for </text:span><text:span text:style-name="T34">team isolation, environment separation</text:span><text:span text:style-name="T33"> (dev, test, prod), and </text:span><text:span text:style-name="T34">security boundaries</text:span><text:span text:style-name="T33">.<text:line-break/></text:span></text:p>
        </text:list-item>
        <text:list-item>
          <text:p text:style-name="P33"><text:span text:style-name="T33">Common examples: </text:span><text:span text:style-name="T34">Pods, Services, Deployments, ReplicaSets, ConfigMaps, Secrets, PVCs, Ingress</text:span><text:span text:style-name="T33">.</text:span></text:p>
        </text:list-item>
      </text:list>
      <text:p text:style-name="P45"><text:bookmark text:name="_ql1fxvesw7jr"/><text:span text:style-name="T3"><text:s/>Namespace-scoped Resources Commands</text:span></text:p>
      <text:p text:style-name="P3"><text:span text:style-name="T33">These resources live </text:span><text:span text:style-name="T34">inside a namespace</text:span><text:span text:style-name="T33">, so you often use </text:span><text:span text:style-name="T29">-n &lt;namespace&gt;</text:span><text:span text:style-name="T33">.</text:span></text:p>
      <text:p text:style-name="P34"><text:span text:style-name="T32"># List all pods in default namespace</text:span></text:p>
      <text:p text:style-name="P34"><text:span text:style-name="T32">kubectl get pods</text:span></text:p>
      <text:p text:style-name="P37"/>
      <text:p text:style-name="P34"><text:span text:style-name="T32"># List all pods in a specific namespace</text:span></text:p>
      <text:p text:style-name="P34"><text:span text:style-name="T32">kubectl get pods -n dev</text:span></text:p>
      <text:p text:style-name="P37"/>
      <text:p text:style-name="P34"><text:span text:style-name="T32"># List all services in a namespace</text:span></text:p>
      <text:p text:style-name="P34"><text:span text:style-name="T32">kubectl get svc -n dev</text:span></text:p>
      <text:p text:style-name="P37"/>
      <text:p text:style-name="P34"><text:span text:style-name="T32"># List all deployments in a namespace</text:span></text:p>
      <text:p text:style-name="P34"><text:span text:style-name="T32">kubectl get deployments -n prod</text:span></text:p>
      <text:p text:style-name="P37"/>
      <text:p text:style-name="P34"><text:span text:style-name="T32"># List all secrets in a namespace</text:span></text:p>
      <text:p text:style-name="P34"><text:span text:style-name="T32">kubectl get secrets -n dev</text:span></text:p>
      <text:p text:style-name="P37"/>
      <text:p text:style-name="P34"><text:soft-page-break/><text:span text:style-name="T32"># List all configmaps in a namespace</text:span></text:p>
      <text:p text:style-name="P34"><text:span text:style-name="T32">kubectl get configmap -n prod</text:span></text:p>
      <text:p text:style-name="P37"/>
      <text:p text:style-name="P34"><text:span text:style-name="T32"># List all PVCs in a namespace</text:span></text:p>
      <text:p text:style-name="P34"><text:span text:style-name="T32">kubectl get pvc -n dev</text:span></text:p>
      <text:p text:style-name="P37"/>
      <text:p text:style-name="P34"><text:span text:style-name="T32"># Describe a pod in a namespace</text:span></text:p>
      <text:p text:style-name="P34"><text:span text:style-name="T32">kubectl describe pod &lt;pod-name&gt; -n dev</text:span></text:p>
      <text:p text:style-name="P38"/>
      <text:p text:style-name="P42"/>
      <text:p text:style-name="P42"/>
      <text:p text:style-name="P41"><text:span text:style-name="T6">Difference between Cluster-Scoped Resources And Namespace-Scoped Resources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7">Aspect</text:span></text:p>
          </table:table-cell>
          <table:table-cell table:style-name="Table1.A1" office:value-type="string">
            <text:p text:style-name="P4"><text:span text:style-name="T5">Cluster-scoped Resources</text:span></text:p>
          </table:table-cell>
          <table:table-cell table:style-name="Table1.A1" office:value-type="string">
            <text:p text:style-name="P4"><text:span text:style-name="T5">Namespace-scoped Resources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Definition</text:span></text:p>
          </table:table-cell>
          <table:table-cell table:style-name="Table1.A1" office:value-type="string">
            <text:p text:style-name="P3"><text:span text:style-name="T33">Global resources that exist at the cluster level</text:span></text:p>
          </table:table-cell>
          <table:table-cell table:style-name="Table1.A1" office:value-type="string">
            <text:p text:style-name="P3"><text:span text:style-name="T33">Resources that exist inside a specific namespac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Scope</text:span></text:p>
          </table:table-cell>
          <table:table-cell table:style-name="Table1.A1" office:value-type="string">
            <text:p text:style-name="P3"><text:span text:style-name="T33">Apply to the </text:span><text:span text:style-name="T34">entire cluster</text:span></text:p>
          </table:table-cell>
          <table:table-cell table:style-name="Table1.A1" office:value-type="string">
            <text:p text:style-name="P3"><text:span text:style-name="T33">Limited to </text:span><text:span text:style-name="T34">one namespac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Isolation</text:span></text:p>
          </table:table-cell>
          <table:table-cell table:style-name="Table1.A1" office:value-type="string">
            <text:p text:style-name="P3"><text:span text:style-name="T33">Not tied to any namespace</text:span></text:p>
          </table:table-cell>
          <table:table-cell table:style-name="Table1.A1" office:value-type="string">
            <text:p text:style-name="P3"><text:span text:style-name="T33">Isolated within their namespace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Purpose</text:span></text:p>
          </table:table-cell>
          <table:table-cell table:style-name="Table1.A1" office:value-type="string">
            <text:p text:style-name="P3"><text:span text:style-name="T33">Manage cluster-wide settings, infrastructure, security</text:span></text:p>
          </table:table-cell>
          <table:table-cell table:style-name="Table1.A1" office:value-type="string">
            <text:p text:style-name="P3"><text:span text:style-name="T33">Manage applications, workloads, and configs within namespaces</text:span></text:p>
          </table:table-cell>
        </table:table-row>
        <table:table-row table:style-name="Table1.6">
          <table:table-cell table:style-name="Table1.A1" office:value-type="string">
            <text:p text:style-name="P3"><text:span text:style-name="T8">Examples</text:span></text:p>
          </table:table-cell>
          <table:table-cell table:style-name="Table1.A1" office:value-type="string">
            <text:p text:style-name="P3"><text:span text:style-name="T33">Nodes, PersistentVolumes (PVs), Namespaces, StorageClasses, ClusterRoles, CRDs</text:span></text:p>
          </table:table-cell>
          <table:table-cell table:style-name="Table1.A1" office:value-type="string">
            <text:p text:style-name="P3"><text:span text:style-name="T33">Pods, Services, Deployments, ConfigMaps, Secrets, Ingress, PVCs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Usage</text:span></text:p>
          </table:table-cell>
          <table:table-cell table:style-name="Table1.A1" office:value-type="string">
            <text:p text:style-name="P3"><text:span text:style-name="T33">Used for global cluster management (storage, RBAC, nodes)</text:span></text:p>
          </table:table-cell>
          <table:table-cell table:style-name="Table1.A1" office:value-type="string">
            <text:p text:style-name="P3"><text:span text:style-name="T33">Used for running and managing workloads of applications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Access Control</text:span></text:p>
          </table:table-cell>
          <table:table-cell table:style-name="Table1.A1" office:value-type="string">
            <text:p text:style-name="P3"><text:span text:style-name="T33">Controlled by </text:span><text:span text:style-name="T34">ClusterRoles / ClusterRoleBindings</text:span></text:p>
          </table:table-cell>
          <table:table-cell table:style-name="Table1.A1" office:value-type="string">
            <text:p text:style-name="P3"><text:span text:style-name="T33">Controlled by </text:span><text:span text:style-name="T34">Roles / RoleBindings</text:span></text:p>
            <text:p text:style-name="P6"/>
            <text:p text:style-name="P6"/>
          </table:table-cell>
        </table:table-row>
      </table:table>
      <text:p text:style-name="P43"><text:soft-page-break/></text:p>
      <text:p text:style-name="P43"/>
      <text:p text:style-name="P41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6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6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 Mono" fo:font-family="'Roboto Mono'" style:font-family-generic="roman" style:font-pitch="variable" fo:font-size="15pt" style:text-underline-style="none"/>
    </style:style>
    <style:style style:name="ListLabel_20_38" style:display-name="ListLabel 38" style:family="text">
      <style:text-properties style:font-name="Roboto Mono" fo:font-family="'Roboto Mono'" style:font-family-generic="roman" style:font-pitch="variable" fo:font-size="15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6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69" meta:word-count="1309" meta:character-count="9711" meta:non-whitespace-character-count="7840"/>
    <meta:generator>LibreOfficeDev/6.0.5.2$Linux_X86_64 LibreOffice_project/</meta:generator>
  </office:meta>
</office:document-meta>
</file>